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3936" officeooo:paragraph-rsid="00193936"/>
    </style:style>
    <style:style style:name="P2" style:family="paragraph" style:parent-style-name="Standard">
      <style:text-properties officeooo:rsid="001ad51e" officeooo:paragraph-rsid="001ad51e"/>
    </style:style>
    <style:style style:name="P3" style:family="paragraph" style:parent-style-name="Standard">
      <style:text-properties officeooo:rsid="001cb5b5" officeooo:paragraph-rsid="001cb5b5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color="#ff0000" style:font-name="Monospace" fo:font-size="10pt" style:font-size-asian="10pt"/>
    </style:style>
    <style:style style:name="T2" style:family="text">
      <style:text-properties fo:color="#007aa6" style:font-name="Monospace" fo:font-size="10pt" style:text-underline-style="solid" style:text-underline-width="auto" style:text-underline-color="font-color" style:font-size-asian="10pt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c87d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1 output:-</text:p>
      <text:p text:style-name="P1"/>
      <text:p text:style-name="P1"><text:span text:style-name="T1">Exception in thread "main" </text:span><text:span text:style-name="T2">java.lang.IllegalStateException</text:span><text:span text:style-name="T1">: Queue full</text:span></text:p>
      <text:p text:style-name="P4"><text:span text:style-name="T1"><text:tab/>at java.base/java.util.AbstractQueue.add(</text:span><text:span text:style-name="T2">AbstractQueue.java:98</text:span><text:span text:style-name="T1">)</text:span></text:p>
      <text:p text:style-name="P4"><text:span text:style-name="T1"><text:tab/>at java.base/java.util.concurrent.ArrayBlockingQueue.add(</text:span><text:span text:style-name="T2">ArrayBlockingQueue.java:326</text:span><text:span text:style-name="T1">)</text:span></text:p>
      <text:p text:style-name="P4"><text:span text:style-name="T1"><text:tab/>at com.concurrentqueue.QueueConcurrency.main(</text:span><text:span text:style-name="T2">QueueConcurrency.java:13</text:span><text:span text:style-name="T1">)</text:span></text:p>
      <text:p text:style-name="P1"/>
      <text:p text:style-name="P1"/>
      <text:p text:style-name="P2">Program 2 output:- </text:p>
      <text:p text:style-name="P2"/>
      <text:p text:style-name="P2"><text:span text:style-name="T3">enter name</text:span></text:p>
      <text:p text:style-name="P4"><text:span text:style-name="T4">prabhusai</text:span></text:p>
      <text:p text:style-name="P4"><text:span text:style-name="T3">enter <text:s/>phone</text:span></text:p>
      <text:p text:style-name="P4"><text:span text:style-name="T4">879</text:span></text:p>
      <text:p text:style-name="P4"><text:span text:style-name="T3">enter email</text:span></text:p>
      <text:p text:style-name="P4"><text:span text:style-name="T4">kotha@hdgdhf.cu</text:span></text:p>
      <text:p text:style-name="P4"><text:span text:style-name="T3">enter address</text:span></text:p>
      <text:p text:style-name="P4"><text:span text:style-name="T4">hyd</text:span></text:p>
      <text:p text:style-name="P4"><text:span text:style-name="T3">enter age</text:span></text:p>
      <text:p text:style-name="P4"><text:span text:style-name="T4">21</text:span></text:p>
      <text:p text:style-name="P4"><text:span text:style-name="T3">{1=prabhusai, 2=kotha@hdgdhf.cu, 3=hyd, 4=21, 5=879}</text:span></text:p>
      <text:p text:style-name="P2"/>
      <text:p text:style-name="P3">Program 3 output:-</text:p>
      <text:p text:style-name="P3"><text:span text:style-name="T3"><text:s/>Mappings are: {1=Prabhusai, 2=Koushik, 3=Vikram, 4=Vijay, 5=Deva}</text:span></text:p>
      <text:p text:style-name="P4"><text:span text:style-name="T3">The Value is: Koushik</text:span></text:p>
      <text:p text:style-name="P4"><text:span text:style-name="T3">The Value is: null</text:span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21:47:00.493904669</meta:creation-date>
    <dc:date>2019-03-04T22:26:43.740007413</dc:date>
    <meta:editing-duration>PT39M4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57" meta:character-count="590" meta:non-whitespace-character-count="548"/>
  </office:meta>
</office:document-meta>
</file>